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fr" fo:country="FR" officeooo:rsid="001a403c" officeooo:paragraph-rsid="001a403c"/>
    </style:style>
    <style:style style:name="P2" style:family="paragraph" style:parent-style-name="Standard" style:master-page-name="First_20_Page">
      <style:paragraph-properties fo:text-align="center" style:justify-single-word="false" style:page-number="auto"/>
      <style:text-properties fo:language="fr" fo:country="FR" officeooo:rsid="001a403c" officeooo:paragraph-rsid="001a40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PPORT DE PROJET TUTORÉ -</text:p>
      <text:p text:style-name="P1">RUNDECK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2:11:03.868077132</meta:creation-date>
    <dc:date>2020-01-20T12:18:49.597629608</dc:date>
    <meta:editing-duration>PT7M47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3" meta:paragraph-count="3" meta:word-count="7" meta:character-count="34" meta:non-whitespace-character-count="30"/>
  </office:meta>
</office:document-meta>
</file>